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3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2" table:default-cell-style-name="ce3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r</text:p>
          </table:table-cell>
          <table:table-cell table:style-name="Default" office:value-type="float" office:value="81" calcext:value-type="float">
            <text:p>81</text:p>
          </table:table-cell>
          <table:table-cell table:style-name="Default"/>
          <table:table-cell/>
          <table:table-cell office:value-type="string" calcext:value-type="string">
            <text:p>66 minor</text:p>
          </table:table-cell>
          <table:table-cell office:value-type="string" calcext:value-type="string">
            <text:p>62 major</text:p>
          </table:table-cell>
          <table:table-cell office:value-type="string" calcext:value-type="string">
            <text:p>81 major larg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$B$1]*SIN(RADIANS(6*[.A2]))+85" office:value-type="float" office:value="85" calcext:value-type="float">
            <text:p>85</text:p>
          </table:table-cell>
          <table:table-cell table:formula="of:=85-[.$B$1]*COS(RADIANS(6*[.A2])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B$1]*SIN(RADIANS(6*[.A3]))+85" office:value-type="float" office:value="93.4668055246799" calcext:value-type="float">
            <text:p>93</text:p>
          </table:table-cell>
          <table:table-cell table:formula="of:=85-[.$B$1]*COS(RADIANS(6*[.A3]))" office:value-type="float" office:value="4.44372647516987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B$1]*SIN(RADIANS(6*[.A4]))+85" office:value-type="float" office:value="101.840846956239" calcext:value-type="float">
            <text:p>102</text:p>
          </table:table-cell>
          <table:table-cell table:formula="of:=85-[.$B$1]*COS(RADIANS(6*[.A4]))" office:value-type="float" office:value="5.77004434056174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B$1]*SIN(RADIANS(6*[.A5]))+85" office:value-type="float" office:value="110.030376544371" calcext:value-type="float">
            <text:p>110</text:p>
          </table:table-cell>
          <table:table-cell table:formula="of:=85-[.$B$1]*COS(RADIANS(6*[.A5]))" office:value-type="float" office:value="7.96442218009257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B$1]*SIN(RADIANS(6*[.A6]))+85" office:value-type="float" office:value="117.94566808914" calcext:value-type="float">
            <text:p>118</text:p>
          </table:table-cell>
          <table:table-cell table:formula="of:=85-[.$B$1]*COS(RADIANS(6*[.A6]))" office:value-type="float" office:value="11.0028179309493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B$1]*SIN(RADIANS(6*[.A7]))+85" office:value-type="float" office:value="125.5" calcext:value-type="float">
            <text:p>126</text:p>
          </table:table-cell>
          <table:table-cell table:formula="of:=85-[.$B$1]*COS(RADIANS(6*[.A7]))" office:value-type="float" office:value="14.851942293460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B$1]*SIN(RADIANS(6*[.A8]))+85" office:value-type="float" office:value="132.61060543569" calcext:value-type="float">
            <text:p>133</text:p>
          </table:table-cell>
          <table:table-cell table:formula="of:=85-[.$B$1]*COS(RADIANS(6*[.A8]))" office:value-type="float" office:value="19.4696234556293" calcext:value-type="float">
            <text:p>19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$B$1]*SIN(RADIANS(6*[.A9]))+85" office:value-type="float" office:value="139.199579115068" calcext:value-type="float">
            <text:p>139</text:p>
          </table:table-cell>
          <table:table-cell table:formula="of:=85-[.$B$1]*COS(RADIANS(6*[.A9]))" office:value-type="float" office:value="24.8052691363311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B$1]*SIN(RADIANS(6*[.A10]))+85" office:value-type="float" office:value="145.194730863669" calcext:value-type="float">
            <text:p>145</text:p>
          </table:table-cell>
          <table:table-cell table:formula="of:=85-[.$B$1]*COS(RADIANS(6*[.A10]))" office:value-type="float" office:value="30.8004208849325" calcext:value-type="float">
            <text:p>31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B$1]*SIN(RADIANS(6*[.A11]))+85" office:value-type="float" office:value="150.530376544371" calcext:value-type="float">
            <text:p>151</text:p>
          </table:table-cell>
          <table:table-cell table:formula="of:=85-[.$B$1]*COS(RADIANS(6*[.A11]))" office:value-type="float" office:value="37.389394564309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B$1]*SIN(RADIANS(6*[.A12]))+85" office:value-type="float" office:value="155.14805770654" calcext:value-type="float">
            <text:p>155</text:p>
          </table:table-cell>
          <table:table-cell table:formula="of:=85-[.$B$1]*COS(RADIANS(6*[.A12]))" office:value-type="float" office:value="44.5" calcext:value-type="float">
            <text:p>45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$B$1]*SIN(RADIANS(6*[.A13]))+85" office:value-type="float" office:value="158.997182069051" calcext:value-type="float">
            <text:p>159</text:p>
          </table:table-cell>
          <table:table-cell table:formula="of:=85-[.$B$1]*COS(RADIANS(6*[.A13]))" office:value-type="float" office:value="52.0543319108602" calcext:value-type="float">
            <text:p>52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$B$1]*SIN(RADIANS(6*[.A14]))+85" office:value-type="float" office:value="162.035577819907" calcext:value-type="float">
            <text:p>162</text:p>
          </table:table-cell>
          <table:table-cell table:formula="of:=85-[.$B$1]*COS(RADIANS(6*[.A14]))" office:value-type="float" office:value="59.9696234556293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$B$1]*SIN(RADIANS(6*[.A15]))+85" office:value-type="float" office:value="164.229955659438" calcext:value-type="float">
            <text:p>164</text:p>
          </table:table-cell>
          <table:table-cell table:formula="of:=85-[.$B$1]*COS(RADIANS(6*[.A15]))" office:value-type="float" office:value="68.1591530437615" calcext:value-type="float">
            <text:p>68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$B$1]*SIN(RADIANS(6*[.A16]))+85" office:value-type="float" office:value="165.55627352483" calcext:value-type="float">
            <text:p>166</text:p>
          </table:table-cell>
          <table:table-cell table:formula="of:=85-[.$B$1]*COS(RADIANS(6*[.A16]))" office:value-type="float" office:value="76.5331944753201" calcext:value-type="float">
            <text:p>77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$B$1]*SIN(RADIANS(6*[.A17]))+85" office:value-type="float" office:value="166" calcext:value-type="float">
            <text:p>166</text:p>
          </table:table-cell>
          <table:table-cell table:formula="of:=85-[.$B$1]*COS(RADIANS(6*[.A17]))"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$B$1]*SIN(RADIANS(6*[.A18]))+85" office:value-type="float" office:value="165.55627352483" calcext:value-type="float">
            <text:p>166</text:p>
          </table:table-cell>
          <table:table-cell table:formula="of:=85-[.$B$1]*COS(RADIANS(6*[.A18]))" office:value-type="float" office:value="93.4668055246799" calcext:value-type="float">
            <text:p>93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$B$1]*SIN(RADIANS(6*[.A19]))+85" office:value-type="float" office:value="164.229955659438" calcext:value-type="float">
            <text:p>164</text:p>
          </table:table-cell>
          <table:table-cell table:formula="of:=85-[.$B$1]*COS(RADIANS(6*[.A19]))" office:value-type="float" office:value="101.840846956239" calcext:value-type="float">
            <text:p>102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$B$1]*SIN(RADIANS(6*[.A20]))+85" office:value-type="float" office:value="162.035577819907" calcext:value-type="float">
            <text:p>162</text:p>
          </table:table-cell>
          <table:table-cell table:formula="of:=85-[.$B$1]*COS(RADIANS(6*[.A20]))" office:value-type="float" office:value="110.030376544371" calcext:value-type="float">
            <text:p>110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$B$1]*SIN(RADIANS(6*[.A21]))+85" office:value-type="float" office:value="158.997182069051" calcext:value-type="float">
            <text:p>159</text:p>
          </table:table-cell>
          <table:table-cell table:formula="of:=85-[.$B$1]*COS(RADIANS(6*[.A21]))" office:value-type="float" office:value="117.94566808914" calcext:value-type="float">
            <text:p>118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$B$1]*SIN(RADIANS(6*[.A22]))+85" office:value-type="float" office:value="155.14805770654" calcext:value-type="float">
            <text:p>155</text:p>
          </table:table-cell>
          <table:table-cell table:formula="of:=85-[.$B$1]*COS(RADIANS(6*[.A22]))" office:value-type="float" office:value="125.5" calcext:value-type="float">
            <text:p>126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$B$1]*SIN(RADIANS(6*[.A23]))+85" office:value-type="float" office:value="150.530376544371" calcext:value-type="float">
            <text:p>151</text:p>
          </table:table-cell>
          <table:table-cell table:formula="of:=85-[.$B$1]*COS(RADIANS(6*[.A23]))" office:value-type="float" office:value="132.61060543569" calcext:value-type="float">
            <text:p>133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$B$1]*SIN(RADIANS(6*[.A24]))+85" office:value-type="float" office:value="145.194730863669" calcext:value-type="float">
            <text:p>145</text:p>
          </table:table-cell>
          <table:table-cell table:formula="of:=85-[.$B$1]*COS(RADIANS(6*[.A24]))" office:value-type="float" office:value="139.199579115067" calcext:value-type="float">
            <text:p>139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$B$1]*SIN(RADIANS(6*[.A25]))+85" office:value-type="float" office:value="139.199579115068" calcext:value-type="float">
            <text:p>139</text:p>
          </table:table-cell>
          <table:table-cell table:formula="of:=85-[.$B$1]*COS(RADIANS(6*[.A25]))" office:value-type="float" office:value="145.194730863669" calcext:value-type="float">
            <text:p>145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$B$1]*SIN(RADIANS(6*[.A26]))+85" office:value-type="float" office:value="132.61060543569" calcext:value-type="float">
            <text:p>133</text:p>
          </table:table-cell>
          <table:table-cell table:formula="of:=85-[.$B$1]*COS(RADIANS(6*[.A26]))" office:value-type="float" office:value="150.530376544371" calcext:value-type="float">
            <text:p>151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$B$1]*SIN(RADIANS(6*[.A27]))+85" office:value-type="float" office:value="125.5" calcext:value-type="float">
            <text:p>126</text:p>
          </table:table-cell>
          <table:table-cell table:formula="of:=85-[.$B$1]*COS(RADIANS(6*[.A27]))" office:value-type="float" office:value="155.14805770654" calcext:value-type="float">
            <text:p>155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$B$1]*SIN(RADIANS(6*[.A28]))+85" office:value-type="float" office:value="117.94566808914" calcext:value-type="float">
            <text:p>118</text:p>
          </table:table-cell>
          <table:table-cell table:formula="of:=85-[.$B$1]*COS(RADIANS(6*[.A28]))" office:value-type="float" office:value="158.997182069051" calcext:value-type="float">
            <text:p>159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$B$1]*SIN(RADIANS(6*[.A29]))+85" office:value-type="float" office:value="110.030376544371" calcext:value-type="float">
            <text:p>110</text:p>
          </table:table-cell>
          <table:table-cell table:formula="of:=85-[.$B$1]*COS(RADIANS(6*[.A29]))" office:value-type="float" office:value="162.035577819907" calcext:value-type="float">
            <text:p>162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$B$1]*SIN(RADIANS(6*[.A30]))+85" office:value-type="float" office:value="101.840846956239" calcext:value-type="float">
            <text:p>102</text:p>
          </table:table-cell>
          <table:table-cell table:formula="of:=85-[.$B$1]*COS(RADIANS(6*[.A30]))" office:value-type="float" office:value="164.229955659438" calcext:value-type="float">
            <text:p>164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$B$1]*SIN(RADIANS(6*[.A31]))+85" office:value-type="float" office:value="93.46680552468" calcext:value-type="float">
            <text:p>93</text:p>
          </table:table-cell>
          <table:table-cell table:formula="of:=85-[.$B$1]*COS(RADIANS(6*[.A31]))" office:value-type="float" office:value="165.55627352483" calcext:value-type="float">
            <text:p>166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$B$1]*SIN(RADIANS(6*[.A32]))+85" office:value-type="float" office:value="85" calcext:value-type="float">
            <text:p>85</text:p>
          </table:table-cell>
          <table:table-cell table:formula="of:=85-[.$B$1]*COS(RADIANS(6*[.A32]))" office:value-type="float" office:value="166" calcext:value-type="float">
            <text:p>166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$B$1]*SIN(RADIANS(6*[.A33]))+85" office:value-type="float" office:value="76.5331944753201" calcext:value-type="float">
            <text:p>77</text:p>
          </table:table-cell>
          <table:table-cell table:formula="of:=85-[.$B$1]*COS(RADIANS(6*[.A33]))" office:value-type="float" office:value="165.55627352483" calcext:value-type="float">
            <text:p>166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$B$1]*SIN(RADIANS(6*[.A34]))+85" office:value-type="float" office:value="68.1591530437615" calcext:value-type="float">
            <text:p>68</text:p>
          </table:table-cell>
          <table:table-cell table:formula="of:=85-[.$B$1]*COS(RADIANS(6*[.A34]))" office:value-type="float" office:value="164.229955659438" calcext:value-type="float">
            <text:p>164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$B$1]*SIN(RADIANS(6*[.A35]))+85" office:value-type="float" office:value="59.9696234556292" calcext:value-type="float">
            <text:p>60</text:p>
          </table:table-cell>
          <table:table-cell table:formula="of:=85-[.$B$1]*COS(RADIANS(6*[.A35]))" office:value-type="float" office:value="162.035577819907" calcext:value-type="float">
            <text:p>162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$B$1]*SIN(RADIANS(6*[.A36]))+85" office:value-type="float" office:value="52.0543319108602" calcext:value-type="float">
            <text:p>52</text:p>
          </table:table-cell>
          <table:table-cell table:formula="of:=85-[.$B$1]*COS(RADIANS(6*[.A36]))" office:value-type="float" office:value="158.997182069051" calcext:value-type="float">
            <text:p>159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$B$1]*SIN(RADIANS(6*[.A37]))+85" office:value-type="float" office:value="44.5" calcext:value-type="float">
            <text:p>45</text:p>
          </table:table-cell>
          <table:table-cell table:formula="of:=85-[.$B$1]*COS(RADIANS(6*[.A37]))" office:value-type="float" office:value="155.14805770654" calcext:value-type="float">
            <text:p>155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$B$1]*SIN(RADIANS(6*[.A38]))+85" office:value-type="float" office:value="37.3893945643097" calcext:value-type="float">
            <text:p>37</text:p>
          </table:table-cell>
          <table:table-cell table:formula="of:=85-[.$B$1]*COS(RADIANS(6*[.A38]))" office:value-type="float" office:value="150.530376544371" calcext:value-type="float">
            <text:p>151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$B$1]*SIN(RADIANS(6*[.A39]))+85" office:value-type="float" office:value="30.8004208849325" calcext:value-type="float">
            <text:p>31</text:p>
          </table:table-cell>
          <table:table-cell table:formula="of:=85-[.$B$1]*COS(RADIANS(6*[.A39]))" office:value-type="float" office:value="145.194730863669" calcext:value-type="float">
            <text:p>145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$B$1]*SIN(RADIANS(6*[.A40]))+85" office:value-type="float" office:value="24.8052691363311" calcext:value-type="float">
            <text:p>25</text:p>
          </table:table-cell>
          <table:table-cell table:formula="of:=85-[.$B$1]*COS(RADIANS(6*[.A40]))" office:value-type="float" office:value="139.199579115068" calcext:value-type="float">
            <text:p>139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$B$1]*SIN(RADIANS(6*[.A41]))+85" office:value-type="float" office:value="19.4696234556293" calcext:value-type="float">
            <text:p>19</text:p>
          </table:table-cell>
          <table:table-cell table:formula="of:=85-[.$B$1]*COS(RADIANS(6*[.A41]))" office:value-type="float" office:value="132.61060543569" calcext:value-type="float">
            <text:p>133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$B$1]*SIN(RADIANS(6*[.A42]))+85" office:value-type="float" office:value="14.8519422934605" calcext:value-type="float">
            <text:p>15</text:p>
          </table:table-cell>
          <table:table-cell table:formula="of:=85-[.$B$1]*COS(RADIANS(6*[.A42]))" office:value-type="float" office:value="125.5" calcext:value-type="float">
            <text:p>126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$B$1]*SIN(RADIANS(6*[.A43]))+85" office:value-type="float" office:value="11.0028179309493" calcext:value-type="float">
            <text:p>11</text:p>
          </table:table-cell>
          <table:table-cell table:formula="of:=85-[.$B$1]*COS(RADIANS(6*[.A43]))" office:value-type="float" office:value="117.94566808914" calcext:value-type="float">
            <text:p>118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$B$1]*SIN(RADIANS(6*[.A44]))+85" office:value-type="float" office:value="7.96442218009257" calcext:value-type="float">
            <text:p>8</text:p>
          </table:table-cell>
          <table:table-cell table:formula="of:=85-[.$B$1]*COS(RADIANS(6*[.A44]))" office:value-type="float" office:value="110.030376544371" calcext:value-type="float">
            <text:p>110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$B$1]*SIN(RADIANS(6*[.A45]))+85" office:value-type="float" office:value="5.77004434056175" calcext:value-type="float">
            <text:p>6</text:p>
          </table:table-cell>
          <table:table-cell table:formula="of:=85-[.$B$1]*COS(RADIANS(6*[.A45]))" office:value-type="float" office:value="101.840846956239" calcext:value-type="float">
            <text:p>102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$B$1]*SIN(RADIANS(6*[.A46]))+85" office:value-type="float" office:value="4.44372647516987" calcext:value-type="float">
            <text:p>4</text:p>
          </table:table-cell>
          <table:table-cell table:formula="of:=85-[.$B$1]*COS(RADIANS(6*[.A46]))" office:value-type="float" office:value="93.46680552468" calcext:value-type="float">
            <text:p>93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$B$1]*SIN(RADIANS(6*[.A47]))+85" office:value-type="float" office:value="4" calcext:value-type="float">
            <text:p>4</text:p>
          </table:table-cell>
          <table:table-cell table:formula="of:=85-[.$B$1]*COS(RADIANS(6*[.A47]))"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$B$1]*SIN(RADIANS(6*[.A48]))+85" office:value-type="float" office:value="4.44372647516987" calcext:value-type="float">
            <text:p>4</text:p>
          </table:table-cell>
          <table:table-cell table:formula="of:=85-[.$B$1]*COS(RADIANS(6*[.A48]))" office:value-type="float" office:value="76.53319447532" calcext:value-type="float">
            <text:p>77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$B$1]*SIN(RADIANS(6*[.A49]))+85" office:value-type="float" office:value="5.77004434056175" calcext:value-type="float">
            <text:p>6</text:p>
          </table:table-cell>
          <table:table-cell table:formula="of:=85-[.$B$1]*COS(RADIANS(6*[.A49]))" office:value-type="float" office:value="68.1591530437615" calcext:value-type="float">
            <text:p>68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$B$1]*SIN(RADIANS(6*[.A50]))+85" office:value-type="float" office:value="7.96442218009256" calcext:value-type="float">
            <text:p>8</text:p>
          </table:table-cell>
          <table:table-cell table:formula="of:=85-[.$B$1]*COS(RADIANS(6*[.A50]))" office:value-type="float" office:value="59.9696234556293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$B$1]*SIN(RADIANS(6*[.A51]))+85" office:value-type="float" office:value="11.0028179309493" calcext:value-type="float">
            <text:p>11</text:p>
          </table:table-cell>
          <table:table-cell table:formula="of:=85-[.$B$1]*COS(RADIANS(6*[.A51]))" office:value-type="float" office:value="52.0543319108602" calcext:value-type="float">
            <text:p>52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$B$1]*SIN(RADIANS(6*[.A52]))+85" office:value-type="float" office:value="14.8519422934605" calcext:value-type="float">
            <text:p>15</text:p>
          </table:table-cell>
          <table:table-cell table:formula="of:=85-[.$B$1]*COS(RADIANS(6*[.A52]))" office:value-type="float" office:value="44.5" calcext:value-type="float">
            <text:p>45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$B$1]*SIN(RADIANS(6*[.A53]))+85" office:value-type="float" office:value="19.4696234556292" calcext:value-type="float">
            <text:p>19</text:p>
          </table:table-cell>
          <table:table-cell table:formula="of:=85-[.$B$1]*COS(RADIANS(6*[.A53]))" office:value-type="float" office:value="37.389394564309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$B$1]*SIN(RADIANS(6*[.A54]))+85" office:value-type="float" office:value="24.8052691363311" calcext:value-type="float">
            <text:p>25</text:p>
          </table:table-cell>
          <table:table-cell table:formula="of:=85-[.$B$1]*COS(RADIANS(6*[.A54]))" office:value-type="float" office:value="30.8004208849325" calcext:value-type="float">
            <text:p>31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$B$1]*SIN(RADIANS(6*[.A55]))+85" office:value-type="float" office:value="30.8004208849324" calcext:value-type="float">
            <text:p>31</text:p>
          </table:table-cell>
          <table:table-cell table:formula="of:=85-[.$B$1]*COS(RADIANS(6*[.A55]))" office:value-type="float" office:value="24.8052691363311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$B$1]*SIN(RADIANS(6*[.A56]))+85" office:value-type="float" office:value="37.3893945643097" calcext:value-type="float">
            <text:p>37</text:p>
          </table:table-cell>
          <table:table-cell table:formula="of:=85-[.$B$1]*COS(RADIANS(6*[.A56]))" office:value-type="float" office:value="19.4696234556293" calcext:value-type="float">
            <text:p>19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$B$1]*SIN(RADIANS(6*[.A57]))+85" office:value-type="float" office:value="44.5" calcext:value-type="float">
            <text:p>45</text:p>
          </table:table-cell>
          <table:table-cell table:formula="of:=85-[.$B$1]*COS(RADIANS(6*[.A57]))" office:value-type="float" office:value="14.851942293460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$B$1]*SIN(RADIANS(6*[.A58]))+85" office:value-type="float" office:value="52.0543319108602" calcext:value-type="float">
            <text:p>52</text:p>
          </table:table-cell>
          <table:table-cell table:formula="of:=85-[.$B$1]*COS(RADIANS(6*[.A58]))" office:value-type="float" office:value="11.0028179309493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$B$1]*SIN(RADIANS(6*[.A59]))+85" office:value-type="float" office:value="59.9696234556292" calcext:value-type="float">
            <text:p>60</text:p>
          </table:table-cell>
          <table:table-cell table:formula="of:=85-[.$B$1]*COS(RADIANS(6*[.A59]))" office:value-type="float" office:value="7.96442218009257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$B$1]*SIN(RADIANS(6*[.A60]))+85" office:value-type="float" office:value="68.1591530437615" calcext:value-type="float">
            <text:p>68</text:p>
          </table:table-cell>
          <table:table-cell table:formula="of:=85-[.$B$1]*COS(RADIANS(6*[.A60]))" office:value-type="float" office:value="5.77004434056175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$B$1]*SIN(RADIANS(6*[.A61]))+85" office:value-type="float" office:value="76.53319447532" calcext:value-type="float">
            <text:p>77</text:p>
          </table:table-cell>
          <table:table-cell table:formula="of:=85-[.$B$1]*COS(RADIANS(6*[.A61]))" office:value-type="float" office:value="4.44372647516987" calcext:value-type="float">
            <text:p>4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3">00/00/0000</text:date>, <text:time style:data-style-name="N2" text:time-value="22:29:09.7599314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19T14:10:23.667242482</meta:creation-date>
    <meta:editing-duration>PT21M38S</meta:editing-duration>
    <meta:editing-cycles>3</meta:editing-cycles>
    <meta:generator>LibreOffice/7.1.4.2$Linux_X86_64 LibreOffice_project/10$Build-2</meta:generator>
    <meta:initial-creator>Peter</meta:initial-creator>
    <dc:date>2021-08-23T23:09:47.968186603</dc:date>
    <dc:creator>Peter</dc:creator>
    <meta:document-statistic meta:table-count="1" meta:cell-count="185" meta:object-count="0"/>
  </office:meta>
</office:document-meta>
</file>